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eetSpotSimilarity.hyperbolicTf( float freq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weetSpotSimilarity.computeNorm( String fieldName , FieldInvert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weetSpotSimilarity.setLengthNormFactors( String field , int min , int max , float steepness , boolean discountOverl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weetSpotSimilarity.baselineTf( float freq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weetSpotSimilarity.tf( int f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eetSpotSimilarity.setLengthNormFactors( String field , int min , int max , float steep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eetSpotSimilarity.setLengthNormFactors( int min , int max , float steep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weetSpotSimilarity.setHyperbolicTfFactors( float min , float max , double base , float x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weetSpotSimilarity.SweetSpotSimi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eetSpotSimilarity.setBaselineTfFactors( float base , floa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weetSpotSimilarity.lengthNorm( String fieldName , int numTer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